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7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${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${sub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6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9cm" svg:y="3.827cm">
          <text:p text:style-name="P8"><text:span text:style-name="T4">${contenido-textual}</text:span></text:p>
          <text:p text:style-name="P8"><text:span text:style-name="T5"/></text:p>
          <text:p text:style-name="P10"><text:span text:style-name="T6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5"><text:page-number>&lt;número&gt;</text:page-number></text:span></text:p>
          </draw:text-box>
        </draw:frame>
        <draw:custom-shape draw:name="Google Shape;119;p 2" draw:style-name="gr10" draw:text-style-name="P14" draw:layer="layout" svg:width="6.535cm" svg:height="0.552cm" draw:transform="rotate (1.5707963267949) translate (24.133cm 10.706cm)">
          <text:p text:style-name="P13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6" draw:layer="layout" svg:width="12.601cm" svg:height="8.874cm" svg:x="1.896cm" svg:y="3.5cm">
          <text:p text:style-name="P15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4" draw:text-style-name="P18" draw:layer="layout" svg:width="6.535cm" svg:height="0.552cm" svg:x="16.756cm" svg:y="13.335cm">
          <text:p text:style-name="P17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1"><text:page-number>&lt;número&gt;</text:page-number></text:span></text:p>
          </draw:text-box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1:25:13.040426457</dc:date>
    <meta:editing-duration>PT25M7S</meta:editing-duration>
    <meta:editing-cycles>6</meta:editing-cycles>
    <meta:document-statistic meta:object-count="64"/>
  </office:meta>
</office:document-meta>
</file>